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9966" draw:textarea-horizontal-align="justify" draw:textarea-vertical-align="middle" draw:auto-grow-height="false"/>
    </style:style>
    <style:style style:name="gr3" style:family="graphic" style:parent-style-name="standard">
      <style:graphic-properties draw:fill="solid" draw:fill-color="#47b8b8" draw:textarea-horizontal-align="justify" draw:textarea-vertical-align="middle" draw:auto-grow-height="false" fo:min-height="0cm" fo:min-width="0cm" fo:wrap-option="no-wrap"/>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id="id1" draw:layer="layout" svg:width="5.5cm" svg:height="3.5cm" svg:x="1cm" svg:y="4cm">
          <text:p text:style-name="P1">SEDECAL</text:p>
          <text:p text:style-name="P1">Radiology</text:p>
          <text:p text:style-name="P1">Station</text:p>
          <draw:enhanced-geometry svg:viewBox="0 0 21600 21600" draw:type="rectangle" draw:enhanced-path="M 0 0 L 21600 0 21600 21600 0 21600 0 0 Z N"/>
        </draw:custom-shape>
        <draw:custom-shape draw:style-name="gr2" draw:text-style-name="P1" draw:id="id2" draw:layer="layout" svg:width="5.5cm" svg:height="3.5cm" svg:x="11.5cm" svg:y="4cm">
          <text:p text:style-name="P1">IMEDIG-3G</text:p>
          <text:p text:style-name="P1">Gateway</text:p>
          <draw:enhanced-geometry svg:viewBox="0 0 21600 21600" draw:type="rectangle" draw:enhanced-path="M 0 0 L 21600 0 21600 21600 0 21600 0 0 Z N"/>
        </draw:custom-shape>
        <draw:custom-shape draw:style-name="gr3" draw:text-style-name="P1" draw:id="id4" draw:layer="layout" svg:width="7cm" svg:height="4.5cm" svg:x="21.5cm" svg:y="3.5cm">
          <text:p text:style-name="P1">Internet</text:p>
          <draw:enhanced-geometry svg:viewBox="0 0 21600 21600" draw:text-areas="3000 3320 17110 17330" draw:type="cloud-callout" draw:modifiers="10853.9922868162 19310.90868695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 draw:text-style-name="P1" draw:layer="layout" svg:x1="6.5cm" svg:y1="5.75cm" svg:x2="11.5cm" svg:y2="5.75cm" draw:start-shape="id1" draw:end-shape="id2" draw:end-glue-point="3" svg:d="m6500 5750h5000">
          <text:p/>
        </draw:connector>
        <draw:frame draw:style-name="gr5" draw:text-style-name="P2" draw:layer="layout" svg:width="3.042cm" svg:height="0.645cm" svg:x="7.5cm" svg:y="6cm">
          <draw:text-box>
            <text:p><text:span text:style-name="T1">Crossover cable</text:span></text:p>
          </draw:text-box>
        </draw:frame>
        <draw:custom-shape draw:style-name="gr6" draw:text-style-name="P1" draw:id="id3" draw:layer="layout" svg:width="1.5cm" svg:height="0.5cm" svg:x="17cm" svg:y="5.5cm">
          <text:p/>
          <draw:enhanced-geometry svg:viewBox="0 0 21600 21600" draw:type="rectangle" draw:enhanced-path="M 0 0 L 21600 0 21600 21600 0 21600 0 0 Z N"/>
        </draw:custom-shape>
        <draw:connector draw:style-name="gr4" draw:text-style-name="P1" draw:layer="layout" svg:x1="18.5cm" svg:y1="5.75cm" svg:x2="21.5cm" svg:y2="5.75cm" draw:start-shape="id3" draw:start-glue-point="1" draw:end-shape="id4" svg:d="m18500 5750h3000">
          <text:p/>
        </draw:connector>
        <draw:frame draw:style-name="gr5" draw:text-style-name="P2" draw:layer="layout" svg:width="2.767cm" svg:height="0.645cm" svg:x="17.949cm" svg:y="6.355cm">
          <draw:text-box>
            <text:p><text:span text:style-name="T1">3G connec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ismer </meta:initial-creator>
    <meta:creation-date>2012-11-21T11:45:20</meta:creation-date>
    <dc:date>2013-06-03T22:46:37</dc:date>
    <dc:creator>Dismer Ronda</dc:creator>
    <meta:editing-duration>PT00H11M37S</meta:editing-duration>
    <meta:editing-cycles>3</meta:editing-cycles>
    <meta:generator>OpenOffice.org/3.2$Linux OpenOffice.org_project/320m19$Build-9505</meta:generator>
    <meta:document-statistic meta:object-count="8"/>
  </office:meta>
</office:document-meta>
</file>